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1.3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7.5pt"/>
    </style:style>
    <style:style style:name="co16" style:family="table-column">
      <style:table-column-properties fo:break-before="auto" style:column-width="179.26pt"/>
    </style:style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1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43"/>
    <style:style style:name="ce12" style:family="table-cell" style:parent-style-name="Default" style:data-style-name="N0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ff99"/>
      <style:text-properties fo:color="#000000"/>
    </style:style>
    <style:style style:name="ce19" style:family="table-cell" style:parent-style-name="Default">
      <style:table-cell-properties fo:background-color="#ff9999"/>
    </style:style>
    <style:style style:name="ce20" style:family="table-cell" style:parent-style-name="Default" style:data-style-name="N43">
      <style:table-cell-properties fo:background-color="#ff9999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cc"/>
    </style:style>
    <style:style style:name="ce23" style:family="table-cell" style:parent-style-name="Default">
      <style:table-cell-properties fo:background-color="#ff99cc"/>
    </style:style>
    <style:style style:name="ce24" style:family="table-cell" style:parent-style-name="Default">
      <style:table-cell-properties fo:background-color="#ff950e"/>
    </style:style>
    <style:style style:name="ce25" style:family="table-cell" style:parent-style-name="Default">
      <style:table-cell-properties fo:background-color="#ff99cc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 office:value-type="string" office:string-value="FAIL" calcext:value-type="string">
            <text:p>FAIL</text:p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>
            <text:p/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6]=&quot;PASSPASSPASSFAIL&quot;; &quot;FAIL&quot;; &quot;&quot;)">
            <text:p/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7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8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9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900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901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2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3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5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6]=&quot;PASSPASSPASSFAIL&quot;; &quot;FAIL&quot;; &quot;&quot;)">
            <text:p/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7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8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9]=&quot;PASSPASSPASSFAIL&quot;; &quot;FAIL&quot;; &quot;&quot;)">
            <text:p/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10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11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2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3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4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5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6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7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8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9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20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21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2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3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4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5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6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7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8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9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30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31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2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3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4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5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6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7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8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9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40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41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2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3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4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5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6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7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8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9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50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51]=&quot;PASSPASSPASSFAIL&quot;; &quot;FAIL&quot;; &quot;&quot;)">
            <text:p/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2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3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4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5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6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7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8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9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60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61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2]=&quot;PASSPASSPASSFAIL&quot;; &quot;FAIL&quot;; &quot;&quot;)">
            <text:p/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3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4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5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6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7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8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9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70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71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2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3]=&quot;PASSPASSPASSFAIL&quot;; &quot;FAIL&quot;; &quot;&quot;)">
            <text:p/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4]=&quot;PASSPASSPASSFAIL&quot;; &quot;FAIL&quot;; &quot;&quot;)">
            <text:p/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5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6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7]=&quot;PASSPASSPASSFAIL&quot;; &quot;FAIL&quot;; &quot;&quot;)">
            <text:p/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8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9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80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81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2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3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4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5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6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7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8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9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90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91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2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3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4]=&quot;PASSPASSPASSFAIL&quot;; &quot;FAIL&quot;; &quot;&quot;)">
            <text:p/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5]=&quot;PASSPASSPASSFAIL&quot;; &quot;FAIL&quot;; &quot;&quot;)">
            <text:p/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6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7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8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9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1000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1001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2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3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4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5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6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7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8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9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10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3]=&quot;PASSPASSPASSFAIL&quot;; &quot;FAIL&quot;; &quot;&quot;)">
            <text:p/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4]=&quot;PASSPASSPASSFAIL&quot;; &quot;FAIL&quot;; &quot;&quot;)">
            <text:p/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5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6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7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8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9]=&quot;PASSPASSPASSFAIL&quot;; &quot;FAIL&quot;; &quot;&quot;)">
            <text:p/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20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21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2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3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4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5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6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7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8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9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30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31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2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3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4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5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6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7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8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9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40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41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2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3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4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5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6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7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8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9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50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51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2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3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4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5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6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7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9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60]=&quot;PASSPASSPASSFAIL&quot;; &quot;FAIL&quot;; &quot;&quot;)">
            <text:p/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61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2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4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5]=&quot;PASSPASSPASSFAIL&quot;; &quot;FAIL&quot;; &quot;&quot;)">
            <text:p/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6]=&quot;PASSPASSPASSFAIL&quot;; &quot;FAIL&quot;; &quot;&quot;)">
            <text:p/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7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8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9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70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71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2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3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4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5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6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7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8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9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80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81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2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3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4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5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6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7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9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90]=&quot;PASSPASSPASSFAIL&quot;; &quot;FAIL&quot;; &quot;&quot;)">
            <text:p/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91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2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3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4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5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6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7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8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9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100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101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2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3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4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6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8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10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11]=&quot;PASSPASSPASSFAIL&quot;; &quot;FAIL&quot;; &quot;&quot;)">
            <text:p/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2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3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4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5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6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7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8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9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21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2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3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4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5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6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7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8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9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30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31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2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3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4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5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6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7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9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40]=&quot;PASSPASSPASSFAIL&quot;; &quot;FAIL&quot;; &quot;&quot;)">
            <text:p/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41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 office:value-type="string" office:string-value="vhangup02" calcext:value-type="string">
            <text:p>vhangup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 office:value-type="string" office:string-value="vmsplice01" calcext:value-type="string">
            <text:p>vmsplic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6]=&quot;PASSPASSPASSFAIL&quot;; &quot;FAIL&quot;; &quot;&quot;)">
            <text:p/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7]=&quot;PASSPASSPASSFAIL&quot;; &quot;FAIL&quot;; &quot;&quot;)">
            <text:p/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8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9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50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51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2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3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5]=&quot;PASSPASSPASSFAIL&quot;; &quot;FAIL&quot;; &quot;&quot;)">
            <text:p/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6]=&quot;PASSPASSPASSFAIL&quot;; &quot;FAIL&quot;; &quot;&quot;)">
            <text:p/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7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8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9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70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71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2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3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4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5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6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81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3]&amp;[Sheet1.C1183]&amp;[Sheet1.D1183]&amp;[Sheet1.E1183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5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6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8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9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90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91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2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3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4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5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6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7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8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9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200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09" calcext:value-type="float">
            <text:p>109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7"/>
        <table:table-column table:style-name="co2" table:default-cell-style-name="ce17"/>
        <table:table-column table:style-name="co20" table:default-cell-style-name="ce21"/>
        <table:table-column table:style-name="co21" table:default-cell-style-name="ce21"/>
        <table:table-column table:style-name="co2" table:number-columns-repeated="3" table:default-cell-style-name="ce21"/>
        <table:table-column table:style-name="co2" table:default-cell-style-name="ce22"/>
        <table:table-column table:style-name="co2" table:number-columns-repeated="12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6" office:value-type="string" calcext:value-type="string" table:number-columns-spanned="2" table:number-rows-spanned="1">
            <text:p>I DALJE NE RADE</text:p>
          </table:table-cell>
          <table:covered-table-cell table:style-name="ce20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 <text:s text:c="1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a obrada sistemskih poziva za slucaj ,, handle to kernel directly,, ali SYNC tipa, izmenjen ASM</text:p>
          </table:table-cell>
          <table:table-cell table:style-name="ce23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_64 <text:s text:c="1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a obrada sistemskih poziva za slucaj ,, handle to kernel directly,, ali SYNC tipa, izmenjen ASM</text:p>
          </table:table-cell>
          <table:table-cell table:style-name="ce23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 <text:s text:c="2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3" table:number-columns-repeated="11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_64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3" table:number-columns-repeated="11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pu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3" table:number-columns-repeated="11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3"/>
          <table:table-cell office:value-type="string" calcext:value-type="string">
            <text:p>`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suspend01 <text:s text:c="1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3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3" table:number-columns-repeated="11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sethostname01 <text:s text:c="20"/></text:p>
          </table:table-cell>
          <table:table-cell table:style-name="ce18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sethostname02 <text:s text:c="20"/></text:p>
          </table:table-cell>
          <table:table-cell table:style-name="ce18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sethostname03 <text:s text:c="20"/></text:p>
          </table:table-cell>
          <table:table-cell table:style-name="ce18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4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5" office:value-type="string" calcext:value-type="string">
            <text:p>PRONADJEN VELIKI BUG, NIJE SLAT ARG7 UOPSTE NIKAD </text:p>
          </table:table-cell>
          <table:table-cell table:style-name="ce25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waitpid05 <text:s text:c="24"/></text:p>
          </table:table-cell>
          <table:table-cell table:style-name="ce19" office:value-type="string" calcext:value-type="string">
            <text:p>FAIL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 style:data-style-name="N2" text:time-value="12:19:20.790862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5-03T15:19:46.878448995</dc:date>
    <meta:editing-duration>P5DT18H10M16S</meta:editing-duration>
    <meta:editing-cycles>61</meta:editing-cycles>
    <meta:generator>LibreOffice/5.1.6.2$Linux_X86_64 LibreOffice_project/10m0$Build-2</meta:generator>
    <meta:document-statistic meta:table-count="2" meta:cell-count="14821" meta:object-count="0"/>
  </office:meta>
</office:document-meta>
</file>